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191919" draw:marker-start-width="0.345cm" draw:marker-end-width="0.345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081cm" svg:x="0.036cm" svg:y="0.0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22cm" svg:height="0.245cm" svg:x="0.035cm" svg:y="0.2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29T19:29:33.145729329</dc:date>
    <dc:creator>Engelbert Niehaus</dc:creator>
    <meta:editing-duration>PT10M34S</meta:editing-duration>
    <meta:editing-cycles>7</meta:editing-cycles>
    <meta:generator>LibreOffice/7.0.4.2$Linux_X86_64 LibreOffice_project/00$Build-2</meta:generator>
    <meta:document-statistic meta:object-count="2"/>
  </office:meta>
</office:document-meta>
</file>